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486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T1" style:family="text">
      <style:text-properties fo:color="#000000" fo:font-family="Helvetica" style:font-style-name="Regular" style:font-family-generic="swiss" style:font-pitch="variable" fo:font-size="14pt" style:font-family-asian="'Helvetica LT Std Light'" style:font-pitch-asian="variable" style:font-size-asian="18pt" style:font-family-complex="'Helvetica LT Std Light'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name="Straight Connector 9" draw:style-name="gr1" draw:text-style-name="P1" draw:layer="layout" svg:x1="4.799cm" svg:y1="1.049cm" svg:x2="4.799cm" svg:y2="1.804cm">
          <text:p/>
        </draw:line>
        <draw:line draw:name="Straight Connector 10" draw:style-name="gr1" draw:text-style-name="P1" draw:layer="layout" svg:x1="4.807cm" svg:y1="3.037cm" svg:x2="4.807cm" svg:y2="3.449cm">
          <text:p/>
        </draw:line>
        <draw:line draw:name="Straight Connector 11" draw:style-name="gr1" draw:text-style-name="P1" draw:layer="layout" svg:x1="4.793cm" svg:y1="4.699cm" svg:x2="4.793cm" svg:y2="5.111cm">
          <text:p/>
        </draw:line>
        <draw:custom-shape draw:name="Rectangle 4" draw:style-name="gr2" draw:text-style-name="P3" draw:layer="layout" svg:width="3.296cm" svg:height="1.268cm" svg:x="3.151cm" svg:y="0.143cm">
          <text:p text:style-name="P2"><text:span text:style-name="T1">CPU registers</text:span></text:p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3" draw:layer="layout" svg:width="4.233cm" svg:height="1.261cm" svg:x="2.682cm" svg:y="1.805cm">
          <text:p text:style-name="P2"><text:span text:style-name="T1">L1, L2 cache</text:span></text:p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3" draw:layer="layout" svg:width="6.231cm" svg:height="1.254cm" svg:x="1.683cm" svg:y="3.461cm">
          <text:p text:style-name="P2"><text:span text:style-name="T1">main memory (DRAM)</text:span></text:p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3" draw:layer="layout" svg:width="8.758cm" svg:height="1.27cm" svg:x="0.42cm" svg:y="5.109cm">
          <text:p text:style-name="P2"><text:span text:style-name="T1">disk</text:span></text:p>
          <draw:enhanced-geometry svg:viewBox="0 0 21600 21600" draw:type="rectangle" draw:enhanced-path="M 0 0 L 21600 0 21600 21600 0 21600 0 0 Z N"/>
        </draw:custom-shape>
        <draw:custom-shape draw:name="Rectangle 12" draw:style-name="gr3" draw:text-style-name="P5" draw:layer="layout" svg:width="5.451cm" svg:height="2.746cm" svg:x="8.106cm" svg:y="0.511cm">
          <text:p text:style-name="P4"><text:span text:style-name="T1">Each level serves as backing for the one above it and as cache for the one below 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6.4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7:03:32</meta:creation-date>
    <dc:date>2016-08-30T23:08:30</dc:date>
    <meta:editing-duration>PT00H04M17S</meta:editing-duration>
    <meta:editing-cycles>3</meta:editing-cycles>
    <meta:generator>NeoOffice/3.2015.8_Classic_Edition$Unix OpenOffice.org_project/Patch 1</meta:generator>
    <meta:document-statistic meta:object-count="8"/>
  </office:meta>
</office:document-meta>
</file>